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2" table:number-columns-repeated="1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Postup kalibrace metodou půlení intervalu</text:p>
          </table:table-cell>
          <table:covered-table-cell table:number-columns-repeated="2" table:style-name="Default"/>
          <table:table-cell table:style-name="Default" table:number-columns-repeated="11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Kalibrováno při rychlosti 1mm/s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Iterac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pan text:style-name="T1">Získané posunutí SP (mm*10</text:span><text:span text:style-name="T2">-2</text:span><text:span text:style-name="T1">)</text:span></text:p>
          </table:table-cell>
          <table:table-cell office:value-type="string" calcext:value-type="string">
            <text:p>-</text:p>
          </table:table-cell>
          <table:table-cell office:value-type="float" office:value="13930" calcext:value-type="float">
            <text:p>13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pan text:style-name="T1">Získané posunutí SL (mm*10</text:span><text:span text:style-name="T2">-2</text:span><text:span text:style-name="T1">)</text:span></text:p>
          </table:table-cell>
          <table:table-cell office:value-type="string" calcext:value-type="string">
            <text:p>-</text:p>
          </table:table-cell>
          <table:table-cell office:value-type="float" office:value="9068" calcext:value-type="float">
            <text:p>90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librační hodnota SP</text:p>
          </table:table-cell>
          <table:table-cell table:style-name="ce5" table:formula="of:=[.B9]*10*3.14159" office:value-type="float" office:value="2199.113" calcext:value-type="float">
            <text:p>2199,113</text:p>
          </table:table-cell>
          <table:table-cell table:style-name="ce5" table:formula="of:=[.C5]/13500*[.B7]" office:value-type="float" office:value="2269.15882148148" calcext:value-type="float">
            <text:p>2269,15882148148</text:p>
          </table:table-cell>
          <table:table-cell table:style-name="ce5" table:number-columns-repeated="11"/>
        </table:table-row>
        <table:table-row table:style-name="ro1">
          <table:table-cell office:value-type="string" calcext:value-type="string">
            <text:p>Kalibrační hodnota SL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table:formula="of:=[.C6]/9000*[.B8]" office:value-type="float" office:value="2253.90177777778" calcext:value-type="float">
            <text:p>2253,90177777778</text:p>
          </table:table-cell>
          <table:table-cell table:style-name="ce5" table:number-columns-repeated="11"/>
        </table:table-row>
        <table:table-row table:style-name="ro1">
          <table:table-cell office:value-type="string" calcext:value-type="string">
            <text:p>Zkutečná hodnota podávacího kola P (mm)</text:p>
          </table:table-cell>
          <table:table-cell office:value-type="float" office:value="70" calcext:value-type="float">
            <text:p>70</text:p>
          </table:table-cell>
          <table:table-cell table:formula="of:=([.C7])/3.14159/10" office:value-type="float" office:value="72.2296296296296" calcext:value-type="float">
            <text:p>72,22962962962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kutečná hodnota podávacího kola L (mm)</text:p>
          </table:table-cell>
          <table:table-cell office:value-type="float" office:value="70" calcext:value-type="float">
            <text:p>70</text:p>
          </table:table-cell>
          <table:table-cell table:formula="of:=([.C8])/3.14159/10" office:value-type="float" office:value="71.7439824349383" calcext:value-type="float">
            <text:p>71,74398243493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pan text:style-name="T1">Rozdíl průměru podávacích kol L a P</text:span><text:span text:style-name="T3"> (mm)</text:span></text:p>
          </table:table-cell>
          <table:table-cell table:formula="of:=ABS([.B9]-[.B10])" office:value-type="float" office:value="0" calcext:value-type="float">
            <text:p>0</text:p>
          </table:table-cell>
          <table:table-cell table:formula="of:=ABS([.C9]-[.C10])" office:value-type="float" office:value="0.485647194691325" calcext:value-type="float">
            <text:p>0,48564719469132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12:45:44.10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3:52:48.523000000</meta:creation-date>
    <dc:date>2021-04-29T13:44:08.942000000</dc:date>
    <meta:editing-duration>PT5H57M56S</meta:editing-duration>
    <meta:editing-cycles>11</meta:editing-cycles>
    <meta:generator>LibreOffice/7.1.1.2$Windows_X86_64 LibreOffice_project/fe0b08f4af1bacafe4c7ecc87ce55bb426164676</meta:generator>
    <meta:document-statistic meta:table-count="1" meta:cell-count="37" meta:object-count="0"/>
  </office:meta>
</office:document-meta>
</file>